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44pt" style:font-size-asian="44pt" style:font-size-complex="44pt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6"/>
        <table:table-column table:style-name="co6" table:default-cell-style-name="ce4"/>
        <table:table-column table:style-name="co4" table:default-cell-style-name="ce9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0"/>
        <table:table-row table:style-name="ro1">
          <table:table-cell table:number-columns-repeated="5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ce1" office:value-type="string" calcext:value-type="string">
            <text:p>NIS</text:p>
          </table:table-cell>
          <table:table-cell table:style-name="ce3" office:value-type="string" calcext:value-type="string">
            <text:p>Siswa</text:p>
          </table:table-cell>
          <table:table-cell table:style-name="ce3" office:value-type="string" calcext:value-type="string">
            <text:p>Nilai</text:p>
          </table:table-cell>
          <table:table-cell table:number-columns-repeated="2"/>
          <table:table-cell table:style-name="ce5" office:value-type="string" calcext:value-type="string" table:number-columns-spanned="7" table:number-rows-spanned="3">
            <text:p>Raport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ulhan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/>
          <table:covered-table-cell/>
          <table:covered-table-cell table:number-columns-repeated="3" table:style-name="Default"/>
          <table:covered-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svi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covered-table-cell/>
          <table:covered-table-cell table:number-columns-repeated="3" table:style-name="Default"/>
          <table:covered-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Falah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wais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NIS</text:p>
          </table:table-cell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iyadi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ama Siswa </text:p>
          </table:table-cell>
          <table:table-cell table:formula="of:=VLOOKUP([.H6];[.A3:.C7];2;0)" office:value-type="string" office:string-value="Triyadi" calcext:value-type="string" table:number-columns-spanned="2" table:number-rows-spanned="1">
            <text:p>Triyadi</text:p>
          </table:table-cell>
          <table:covered-table-cell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Nilai</text:p>
          </table:table-cell>
          <table:table-cell table:formula="of:=VLOOKUP([.H6];[.A3:.C7];3;0)" office:value-type="float" office:value="80" calcext:value-type="float" table:number-columns-spanned="2" table:number-rows-spanned="1">
            <text:p>80</text:p>
          </table:table-cell>
          <table:covered-table-cell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tatus</text:p>
          </table:table-cell>
          <table:table-cell table:formula="of:=IF([.H8]&gt;50;&quot;LULUS&quot;;&quot;TIDAK LULUS&quot;)" office:value-type="string" office:string-value="LULUS" calcext:value-type="string" table:number-columns-spanned="2" table:number-rows-spanned="1">
            <text:p>LULUS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7"/>
          <table:table-cell table:style-name="ce8" table:number-columns-repeated="5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10:28:29.984000000</meta:creation-date>
    <dc:date>2020-03-28T10:38:44.105000000</dc:date>
    <meta:editing-duration>PT10M14S</meta:editing-duration>
    <meta:editing-cycles>1</meta:editing-cycles>
    <meta:generator>LibreOffice/6.4.2.2$Windows_X86_64 LibreOffice_project/4e471d8c02c9c90f512f7f9ead8875b57fcb1ec3</meta:generator>
    <meta:document-statistic meta:table-count="1" meta:cell-count="27" meta:object-count="0"/>
  </office:meta>
</office:document-meta>
</file>